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solid" draw:fill-color="#dddddd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stroke="none" draw:fill="solid" draw:fill-color="#dddddd" draw:fill-image-width="0cm" draw:fill-image-height="0cm" draw:textarea-vertical-align="middle"/>
    </style:style>
    <style:style style:name="gr4" style:family="graphic" style:parent-style-name="standard">
      <style:graphic-properties draw:fill="solid" draw:fill-color="#cccccc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ff00" draw:fill-image-width="0cm" draw:fill-image-height="0cm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ffcc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ffffff" draw:textarea-vertical-align="middle"/>
    </style:style>
    <style:style style:name="gr10" style:family="graphic" style:parent-style-name="standard">
      <style:graphic-properties draw:stroke="none" draw:fill-color="#dddddd" draw:textarea-vertical-align="middle"/>
    </style:style>
    <style:style style:name="gr11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2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3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4" style:family="graphic" style:parent-style-name="standard">
      <style:graphic-properties svg:stroke-color="#808080" draw:marker-start="Arrow" draw:marker-end="" draw:fill-color="#9999ff" draw:fill-image-width="0cm" draw:fill-image-height="0cm" draw:textarea-vertical-align="middle"/>
    </style:style>
    <style:style style:name="gr15" style:family="graphic" style:parent-style-name="standard">
      <style:graphic-properties draw:marker-start="Arrow" draw:marker-end="" draw:fill-color="#9999ff" draw:fill-image-width="0cm" draw:fill-image-height="0cm" draw:textarea-vertical-align="middle"/>
    </style:style>
    <style:style style:name="gr16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7" style:family="graphic" style:parent-style-name="standard">
      <style:graphic-properties draw:fill-color="#dddddd" draw:fill-image-width="0cm" draw:fill-image-height="0cm" draw:textarea-vertical-align="middle"/>
    </style:style>
    <style:style style:name="gr18" style:family="graphic" style:parent-style-name="standard">
      <style:graphic-properties svg:stroke-color="#808080" draw:marker-end="Arrow" draw:start-line-spacing-horizontal="0.5cm"/>
    </style:style>
    <style:style style:name="gr19" style:family="graphic" style:parent-style-name="standard">
      <style:graphic-properties svg:stroke-color="#808080" draw:marker-end="Arrow"/>
    </style:style>
    <style:style style:name="gr20" style:family="graphic" style:parent-style-name="standard">
      <style:graphic-properties draw:fill-color="#eeeeee" draw:fill-image-width="0cm" draw:fill-image-height="0cm" draw:textarea-vertical-align="middle"/>
    </style:style>
    <style:style style:name="gr21" style:family="graphic" style:parent-style-name="objectwithoutfill">
      <style:graphic-properties svg:stroke-opacity="0%" draw:fill="none" draw:fill-color="#9999ff" draw:fill-image-width="0cm" draw:fill-image-height="0cm" draw:textarea-vertical-align="middle"/>
    </style:style>
    <style:style style:name="gr22" style:family="graphic" style:parent-style-name="standard">
      <style:graphic-properties draw:marker-end="Arrow" draw:textarea-vertical-align="middle"/>
    </style:style>
    <style:style style:name="gr23" style:family="graphic" style:parent-style-name="standard">
      <style:graphic-properties svg:stroke-width="0cm" draw:marker-start-width="0.2cm" draw:marker-end="Arrow" draw:marker-end-width="0.2cm" draw:textarea-vertical-align="middle" fo:padding-top="0.125cm" fo:padding-bottom="0.125cm" fo:padding-left="0.25cm" fo:padding-right="0.25cm"/>
    </style:style>
    <style:style style:name="gr24" style:family="graphic" style:parent-style-name="objectwithoutfill">
      <style:graphic-properties draw:marker-start="Circle" draw:fill="none" draw:textarea-vertical-align="middle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385cm"/>
    </style:style>
    <style:style style:name="gr27" style:family="graphic" style:parent-style-name="standard">
      <style:graphic-properties draw:stroke="none" svg:stroke-color="#000000" draw:fill="none" draw:fill-color="#ffffff" fo:min-height="0.712cm"/>
    </style:style>
    <style:style style:name="gr28" style:family="graphic" style:parent-style-name="standard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P3" style:family="paragraph">
      <style:paragraph-properties fo:text-align="center"/>
      <style:text-properties fo:color="#000000" fo:font-family="'Ubuntu Condensed'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000000" fo:font-family="'Ubuntu Condensed'" style:font-pitch="variable"/>
    </style:style>
    <style:style style:name="P5" style:family="paragraph">
      <style:paragraph-properties fo:text-align="center"/>
      <style:text-properties fo:color="#ffffff" fo:font-family="'Ubuntu Condensed'" style:font-pitch="variable"/>
    </style:style>
    <style:style style:name="P6" style:family="paragraph">
      <style:paragraph-properties fo:text-align="center"/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P7" style:family="paragraph">
      <style:paragraph-properties fo:text-align="center"/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P8" style:family="paragraph">
      <style:text-properties fo:font-size="16pt" style:font-size-asian="16pt" style:font-size-complex="16pt"/>
    </style:style>
    <style:style style:name="T1" style:family="text">
      <style:text-properties fo:color="#000000" fo:font-family="'Ubuntu Condensed'" style:font-pitch="variable" fo:font-size="12pt" style:font-size-asian="12pt" style:font-size-complex="12pt"/>
    </style:style>
    <style:style style:name="T2" style:family="text">
      <style:text-properties fo:color="#000000" fo:font-family="'Ubuntu Condensed'" style:font-pitch="variable"/>
    </style:style>
    <style:style style:name="T3" style:family="text">
      <style:text-properties fo:color="#ffffff" fo:font-family="'Ubuntu Condensed'" style:font-pitch="variable"/>
    </style:style>
    <style:style style:name="T4" style:family="text"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T5" style:family="text"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6" style:family="text"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4cm" svg:height="15.875cm" svg:x="3.095cm" svg:y="2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.50393700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1" xml:id="id22" draw:id="id22" draw:layer="layout" svg:width="0.317cm" svg:height="0.318cm" svg:x="26.378cm" svg:y="14.165cm">
          <text:p/>
        </draw:circle>
        <draw:custom-shape draw:style-name="gr1" draw:text-style-name="P1" draw:layer="layout" svg:width="26.352cm" svg:height="11.748cm" svg:x="3.095cm" svg:y="2.5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21.006043067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15.774cm" svg:height="0.952cm" svg:x="3.15cm" svg:y="13.865cm">
          <text:p/>
        </draw:rect>
        <draw:circle draw:style-name="gr2" draw:text-style-name="P1" xml:id="id21" draw:id="id21" draw:layer="layout" svg:width="0.317cm" svg:height="0.318cm" svg:x="10.838cm" svg:y="13.847cm">
          <text:p/>
        </draw:circle>
        <draw:custom-shape draw:style-name="gr4" draw:text-style-name="P2" draw:layer="layout" svg:width="25.718cm" svg:height="11.112cm" svg:x="3.417cm" svg:y="2.918cm">
          <text:p/>
          <draw:enhanced-geometry svg:viewBox="0 0 21600 21600" draw:path-stretchpoint-x="10800" draw:path-stretchpoint-y="10800" draw:text-areas="?f3 ?f4 ?f5 ?f6" draw:type="round-rectangle" draw:modifiers="326.536488796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3.492cm" svg:height="1.587cm" svg:x="20.028cm" svg:y="7.046cm">
          <text:p text:style-name="P1"><text:span text:style-name="T1">COMPLE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3.493cm" svg:height="1.588cm" svg:x="14.629cm" svg:y="3.87cm">
          <text:p text:style-name="P1"><text:span text:style-name="T2">HEL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0" draw:id="id10" draw:layer="layout" svg:width="3.493cm" svg:height="1.588cm" svg:x="14.63cm" svg:y="10.22cm">
          <text:p text:style-name="P1"><text:span text:style-name="T3">SUSPEND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3.492cm" svg:height="1.587cm" svg:x="9.133cm" svg:y="7.045cm">
          <text:p text:style-name="P1"><text:span text:style-name="T1">STA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" draw:id="id1" draw:layer="layout" svg:width="3.493cm" svg:height="1.588cm" svg:x="4.052cm" svg:y="7.045cm">
          <text:p text:style-name="P1"><text:span text:style-name="T3">IDL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5" draw:id="id5" draw:layer="layout" svg:width="3.493cm" svg:height="1.588cm" svg:x="24.79cm" svg:y="7.045cm">
          <text:p text:style-name="P1"><text:span text:style-name="T3">COMPLE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3.492cm" svg:height="1.587cm" svg:x="20.028cm" svg:y="3.87cm">
          <text:p text:style-name="P1"><text:span text:style-name="T1">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8" draw:id="id8" draw:layer="layout" svg:width="3.492cm" svg:height="1.588cm" svg:x="9.133cm" svg:y="3.87cm">
          <text:p text:style-name="P1"><text:span text:style-name="T1">UN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3.492cm" svg:height="1.587cm" svg:x="20.027cm" svg:y="10.221cm">
          <text:p text:style-name="P1"><text:span text:style-name="T1">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3.492cm" svg:height="1.587cm" svg:x="9.132cm" svg:y="10.221cm">
          <text:p text:style-name="P1"><text:span text:style-name="T1">UN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3" draw:id="id13" draw:layer="layout" svg:width="3.492cm" svg:height="1.588cm" svg:x="4.052cm" svg:y="10.22cm">
          <text:p text:style-name="P1"><text:span text:style-name="T1">RESET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9" draw:text-style-name="P1" draw:layer="layout" svg:width="1.588cm" svg:height="0.635cm" svg:x="18.974cm" svg:y="15.618cm">
            <text:p/>
          </draw:rect>
          <draw:rect draw:style-name="gr10" draw:text-style-name="P1" draw:layer="layout" svg:width="1.588cm" svg:height="0.635cm" svg:x="17.387cm" svg:y="15.618cm">
            <text:p/>
          </draw:rect>
        </draw:g>
        <draw:custom-shape draw:style-name="gr7" draw:text-style-name="P5" xml:id="id15" draw:id="id15" draw:layer="layout" svg:width="3.493cm" svg:height="1.588cm" svg:x="19.91cm" svg:y="15.3cm">
          <text:p text:style-name="P1"><text:span text:style-name="T3">ABORT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4" draw:id="id14" draw:layer="layout" svg:width="3.492cm" svg:height="1.587cm" svg:x="24.79cm" svg:y="15.3cm">
          <text:p text:style-name="P1"><text:span text:style-name="T1">ABO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6" draw:id="id16" draw:layer="layout" svg:width="3.492cm" svg:height="1.587cm" svg:x="14.63cm" svg:y="15.3cm">
          <text:p text:style-name="P1"><text:span text:style-name="T1">CLEAR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7" draw:id="id17" draw:layer="layout" svg:width="3.492cm" svg:height="1.588cm" svg:x="9.25cm" svg:y="15.3cm">
          <text:p text:style-name="P1"><text:span text:style-name="T1">STOPP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2" draw:id="id12" draw:layer="layout" svg:width="3.493cm" svg:height="1.588cm" svg:x="4.052cm" svg:y="15.3cm">
          <text:p text:style-name="P1"><text:span text:style-name="T3">STO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svg:x1="7.545cm" svg:y1="7.839cm" svg:x2="9.133cm" svg:y2="7.838cm" draw:start-shape="id1" draw:start-glue-point="1" draw:end-shape="id2" draw:end-glue-point="3" svg:d="M7545 7839h794v-1h794">
          <svg:title>Start</svg:title>
          <svg:desc>Start</svg:desc>
          <text:p text:style-name="P1"><text:span text:style-name="T4">Start</text:span></text:p>
        </draw:connector>
        <draw:connector draw:style-name="gr12" draw:text-style-name="P7" draw:layer="layout" svg:x1="12.625cm" svg:y1="7.838cm" svg:x2="14.629cm" svg:y2="7.839cm" draw:start-shape="id2" draw:start-glue-point="1" draw:end-shape="id3" draw:end-glue-point="3" svg:d="M12625 7838h1002v1h1002">
          <text:p text:style-name="P1"><text:span text:style-name="T5"><text:s text:c="12"/></text:span><text:span text:style-name="T5">SC</text:span></text:p>
        </draw:connector>
        <draw:connector draw:style-name="gr11" draw:text-style-name="P2" draw:layer="layout" svg:x1="18.122cm" svg:y1="7.839cm" svg:x2="20.028cm" svg:y2="7.839cm" draw:start-shape="id3" draw:start-glue-point="1" draw:end-shape="id4" draw:end-glue-point="3" svg:d="M18122 7839h1906">
          <text:p text:style-name="P1"><text:span text:style-name="T6">Complete <text:s/></text:span></text:p>
        </draw:connector>
        <draw:connector draw:style-name="gr13" draw:text-style-name="P1" draw:layer="layout" svg:x1="23.52cm" svg:y1="7.839cm" svg:x2="24.79cm" svg:y2="7.839cm" draw:start-shape="id4" draw:start-glue-point="1" draw:end-shape="id5" draw:end-glue-point="3" svg:d="M23520 7839h1270">
          <text:p/>
        </draw:connector>
        <draw:connector draw:style-name="gr14" draw:text-style-name="P7" draw:layer="layout" svg:x1="18.122cm" svg:y1="4.664cm" svg:x2="20.028cm" svg:y2="4.663cm" draw:start-shape="id6" draw:start-glue-point="1" draw:end-shape="id7" svg:d="M18122 4664h953v-1h953">
          <text:p text:style-name="P1"><text:span text:style-name="T5">SC</text:span></text:p>
        </draw:connector>
        <draw:connector draw:style-name="gr15" draw:text-style-name="P2" draw:layer="layout" svg:x1="12.625cm" svg:y1="4.664cm" svg:x2="14.629cm" svg:y2="4.664cm" draw:start-shape="id8" draw:start-glue-point="1" draw:end-shape="id6" draw:end-glue-point="3" svg:d="M12625 4664h2004">
          <text:p text:style-name="P1"><text:span text:style-name="T6">Unhold</text:span></text:p>
        </draw:connector>
        <draw:connector draw:style-name="gr15" draw:text-style-name="P2" draw:layer="layout" svg:x1="12.624cm" svg:y1="11.014cm" svg:x2="14.63cm" svg:y2="11.014cm" draw:start-shape="id9" draw:start-glue-point="1" draw:end-shape="id10" draw:end-glue-point="3" svg:d="M12624 11014h2006">
          <text:p text:style-name="P1"><text:span text:style-name="T6"><text:s text:c="3"/></text:span><text:span text:style-name="T6">Unsuspend</text:span></text:p>
        </draw:connector>
        <draw:connector draw:style-name="gr14" draw:text-style-name="P7" draw:layer="layout" svg:x1="18.123cm" svg:y1="11.014cm" svg:x2="20.027cm" svg:y2="11.014cm" draw:start-shape="id10" draw:start-glue-point="1" draw:end-shape="id11" draw:end-glue-point="3" svg:d="M18123 11014h1904">
          <text:p text:style-name="P1"><text:span text:style-name="T5">SC</text:span></text:p>
        </draw:connector>
        <draw:connector draw:style-name="gr13" draw:text-style-name="P1" draw:layer="layout" svg:x1="5.798cm" svg:y1="15.3cm" svg:x2="5.798cm" svg:y2="11.808cm" draw:start-shape="id12" draw:start-glue-point="0" draw:end-shape="id13" svg:d="M5798 15300v-3492">
          <text:p/>
        </draw:connector>
        <draw:connector draw:style-name="gr16" draw:text-style-name="P1" draw:layer="layout" svg:x1="5.798cm" svg:y1="10.22cm" svg:x2="5.798cm" svg:y2="8.633cm" draw:start-shape="id13" draw:start-glue-point="0" draw:end-shape="id1" draw:end-glue-point="2" svg:d="M5798 10220v-1587">
          <text:p/>
        </draw:connector>
        <draw:connector draw:style-name="gr12" draw:text-style-name="P7" draw:layer="layout" svg:x1="24.79cm" svg:y1="16.093cm" svg:x2="23.403cm" svg:y2="16.094cm" draw:start-shape="id14" draw:start-glue-point="3" draw:end-shape="id15" draw:end-glue-point="1" svg:d="M24790 16093h-693v1h-694">
          <text:p text:style-name="P1"><text:span text:style-name="T5">SC</text:span></text:p>
        </draw:connector>
        <draw:connector draw:style-name="gr11" draw:text-style-name="P2" draw:layer="layout" svg:x1="19.91cm" svg:y1="16.094cm" svg:x2="18.122cm" svg:y2="16.093cm" draw:start-shape="id15" draw:start-glue-point="3" draw:end-shape="id16" draw:end-glue-point="1" svg:d="M19910 16094h-894v-1h-894">
          <text:p text:style-name="P1"><text:span text:style-name="T6">Clear</text:span></text:p>
        </draw:connector>
        <draw:connector draw:style-name="gr12" draw:text-style-name="P7" draw:layer="layout" svg:x1="9.25cm" svg:y1="16.094cm" svg:x2="7.545cm" svg:y2="16.094cm" draw:start-shape="id17" draw:start-glue-point="3" draw:end-shape="id12" draw:end-glue-point="1" svg:d="M9250 16094h-1705">
          <text:p text:style-name="P1"><text:span text:style-name="T5">SC <text:s text:c="8"/></text:span></text:p>
        </draw:connector>
        <draw:circle draw:style-name="gr17" draw:text-style-name="P1" xml:id="id18" draw:id="id18" draw:layer="layout" svg:width="0.318cm" svg:height="0.318cm" svg:x="13.277cm" svg:y="7.68cm">
          <text:p/>
        </draw:circle>
        <draw:connector draw:style-name="gr18" draw:layer="layout" draw:line-skew="-0.32cm" svg:x1="10.879cm" svg:y1="5.458cm" svg:x2="13.436cm" svg:y2="7.68cm" draw:start-shape="id8" draw:start-glue-point="2" draw:end-shape="id18" draw:end-glue-point="0" svg:d="M10879 5458v792h2557v1430">
          <text:p/>
        </draw:connector>
        <draw:connector draw:style-name="gr19" draw:layer="layout" draw:line-skew="0.32cm" svg:x1="10.878cm" svg:y1="10.221cm" svg:x2="13.436cm" svg:y2="7.998cm" draw:start-shape="id9" draw:start-glue-point="0" draw:end-shape="id18" draw:end-glue-point="2" svg:d="M10878 10221v-792h2558v-1431">
          <text:p/>
        </draw:connector>
        <draw:circle draw:style-name="gr17" draw:text-style-name="P1" xml:id="id19" draw:id="id19" draw:layer="layout" svg:width="0.318cm" svg:height="0.317cm" svg:x="5.615cm" svg:y="12.703cm">
          <text:p/>
        </draw:circle>
        <draw:connector draw:style-name="gr13" draw:text-style-name="P1" draw:layer="layout" svg:x1="26.536cm" svg:y1="8.633cm" svg:x2="5.933cm" svg:y2="12.861cm" draw:start-shape="id5" draw:start-glue-point="2" draw:end-shape="id19" draw:end-glue-point="1" svg:d="M26536 8633v4228h-20603">
          <text:p/>
        </draw:connector>
        <draw:circle draw:style-name="gr20" draw:text-style-name="P1" xml:id="id20" draw:id="id20" draw:layer="layout" svg:width="0.318cm" svg:height="0.318cm" svg:x="8.397cm" svg:y="15.935cm">
          <text:p/>
        </draw:circle>
        <draw:connector draw:style-name="gr16" draw:text-style-name="P1" draw:layer="layout" draw:line-skew="1.954cm 0.769cm" svg:x1="14.63cm" svg:y1="16.093cm" svg:x2="8.556cm" svg:y2="16.253cm" draw:start-shape="id16" draw:start-glue-point="3" draw:end-shape="id20" draw:end-glue-point="2" svg:d="M14630 16093h-1003v1430h-5071v-1270">
          <text:p/>
        </draw:connector>
        <draw:line draw:style-name="gr21" draw:text-style-name="P2" draw:layer="layout" svg:x1="10.856cm" svg:y1="14.803cm" svg:x2="12.126cm" svg:y2="14.803cm">
          <text:p text:style-name="P1"><text:span text:style-name="T6">Stop</text:span></text:p>
        </draw:line>
        <draw:line draw:style-name="gr21" draw:text-style-name="P2" draw:layer="layout" svg:x1="26.477cm" svg:y1="15.003cm" svg:x2="27.747cm" svg:y2="15.003cm">
          <text:p text:style-name="P1"><text:span text:style-name="T6">Abort</text:span></text:p>
        </draw:line>
        <draw:line draw:style-name="gr21" draw:text-style-name="P2" draw:layer="layout" svg:x1="5.616cm" svg:y1="13.724cm" svg:x2="6.886cm" svg:y2="13.724cm">
          <text:p text:style-name="P1"><text:span text:style-name="T6"><text:s/></text:span><text:span text:style-name="T6">Reset</text:span></text:p>
        </draw:line>
        <draw:custom-shape draw:style-name="gr7" draw:text-style-name="P5" xml:id="id3" draw:id="id3" draw:layer="layout" svg:width="3.493cm" svg:height="1.587cm" svg:x="14.629cm" svg:y="7.046cm">
          <text:p text:style-name="P1"><text:span text:style-name="T3">EXECU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2" draw:layer="layout" svg:x1="16.375cm" svg:y1="7.046cm" svg:x2="21.774cm" svg:y2="5.457cm" draw:start-shape="id3" draw:start-glue-point="0" draw:end-shape="id7" draw:end-glue-point="2" svg:d="M16375 7046v-795h5399v-794">
          <text:p text:style-name="P1"><text:span text:style-name="T6">Hold</text:span></text:p>
        </draw:connector>
        <draw:connector draw:style-name="gr22" draw:text-style-name="P2" draw:layer="layout" svg:x1="16.375cm" svg:y1="8.633cm" svg:x2="21.773cm" svg:y2="10.221cm" draw:start-shape="id3" draw:start-glue-point="2" draw:end-shape="id11" draw:end-glue-point="0" svg:d="M16375 8633v794h5398v794">
          <text:p text:style-name="P1"><text:span text:style-name="T6">Suspend</text:span></text:p>
        </draw:connector>
        <draw:line draw:style-name="gr21" draw:text-style-name="P2" draw:layer="layout" svg:x1="26.416cm" svg:y1="10.948cm" svg:x2="27.686cm" svg:y2="10.948cm">
          <text:p text:style-name="P1"><text:span text:style-name="T6">Reset</text:span></text:p>
        </draw:line>
        <draw:line draw:style-name="gr21" draw:text-style-name="P7" draw:layer="layout" svg:x1="5.516cm" svg:y1="9.748cm" svg:x2="6.786cm" svg:y2="9.748cm">
          <text:p text:style-name="P1"><text:span text:style-name="T5"><text:s/></text:span><text:span text:style-name="T5">SC <text:s text:c="4"/></text:span></text:p>
        </draw:line>
        <draw:connector draw:style-name="gr23" draw:text-style-name="P1" draw:layer="layout" svg:x1="10.996cm" svg:y1="14.165cm" svg:x2="10.996cm" svg:y2="15.3cm" draw:start-shape="id21" draw:start-glue-point="2" draw:end-shape="id17" draw:end-glue-point="0" svg:d="M10996 14165v1135">
          <text:p/>
        </draw:connector>
        <draw:connector draw:style-name="gr23" draw:text-style-name="P1" draw:layer="layout" svg:x1="26.536cm" svg:y1="14.483cm" svg:x2="26.536cm" svg:y2="15.3cm" draw:start-shape="id22" draw:start-glue-point="2" draw:end-shape="id14" draw:end-glue-point="0" svg:d="M26536 14483v817">
          <text:p/>
        </draw:connector>
        <draw:line draw:style-name="gr24" draw:text-style-name="P1" draw:layer="layout" svg:x1="17.51cm" svg:y1="4.175cm" svg:x2="19.415cm" svg:y2="1.635cm">
          <text:p/>
        </draw:line>
        <draw:line draw:style-name="gr25" draw:text-style-name="P1" draw:layer="layout" svg:x1="19.415cm" svg:y1="1.635cm" svg:x2="20.102cm" svg:y2="1.635cm">
          <text:p/>
        </draw:line>
        <draw:frame draw:style-name="gr26" draw:text-style-name="P8" draw:layer="layout" svg:width="3.493cm" svg:height="0.878cm" svg:x="20.081cm" svg:y="1.162cm">
          <draw:text-box>
            <text:p text:style-name="P8"><text:span text:style-name="T7">#FFFF00</text:span></text:p>
          </draw:text-box>
        </draw:frame>
        <draw:line draw:style-name="gr24" draw:text-style-name="P1" draw:layer="layout" svg:x1="25.447cm" svg:y1="16.574cm" svg:x2="24.177cm" svg:y2="19.097cm">
          <text:p/>
        </draw:line>
        <draw:frame draw:style-name="gr26" draw:text-style-name="P8" draw:layer="layout" svg:width="3.493cm" svg:height="0.878cm" svg:x="24.829cm" svg:y="18.662cm">
          <draw:text-box>
            <text:p text:style-name="P8"><text:span text:style-name="T7">#FFFFCC</text:span></text:p>
          </draw:text-box>
        </draw:frame>
        <draw:line draw:style-name="gr24" draw:text-style-name="P1" draw:layer="layout" svg:x1="5.068cm" svg:y1="3.896cm" svg:x2="6.08cm" svg:y2="1.635cm">
          <text:p/>
        </draw:line>
        <draw:line draw:style-name="gr25" draw:text-style-name="P1" draw:layer="layout" svg:x1="6.08cm" svg:y1="1.635cm" svg:x2="6.715cm" svg:y2="1.635cm">
          <text:p/>
        </draw:line>
        <draw:line draw:style-name="gr24" draw:text-style-name="P1" draw:layer="layout" svg:x1="4.539cm" svg:y1="16.5cm" svg:x2="5.127cm" svg:y2="20.685cm">
          <text:p/>
        </draw:line>
        <draw:line draw:style-name="gr24" draw:text-style-name="P1" draw:layer="layout" svg:x1="15.213cm" svg:y1="16.495cm" svg:x2="16.754cm" svg:y2="19.527cm">
          <text:p/>
        </draw:line>
        <draw:line draw:style-name="gr24" draw:text-style-name="P1" draw:layer="layout" svg:x1="10.571cm" svg:y1="17.97cm" svg:x2="12.112cm" svg:y2="20.685cm">
          <text:p/>
        </draw:line>
        <draw:line draw:style-name="gr25" draw:text-style-name="P1" draw:layer="layout" svg:x1="5.127cm" svg:y1="20.685cm" svg:x2="6.08cm" svg:y2="20.685cm">
          <text:p/>
        </draw:line>
        <draw:line draw:style-name="gr25" draw:text-style-name="P1" draw:layer="layout" svg:x1="12.112cm" svg:y1="20.685cm" svg:x2="12.747cm" svg:y2="20.685cm">
          <text:p/>
        </draw:line>
        <draw:line draw:style-name="gr25" draw:text-style-name="P1" draw:layer="layout" svg:x1="16.775cm" svg:y1="19.515cm" svg:x2="17.41cm" svg:y2="19.515cm">
          <text:p/>
        </draw:line>
        <draw:line draw:style-name="gr25" draw:text-style-name="P1" draw:layer="layout" svg:x1="24.177cm" svg:y1="19.08cm" svg:x2="24.812cm" svg:y2="19.08cm">
          <text:p/>
        </draw:line>
        <draw:frame draw:style-name="gr26" draw:text-style-name="P8" draw:layer="layout" svg:width="3.493cm" svg:height="0.878cm" svg:x="17.53cm" svg:y="19.062cm">
          <draw:text-box>
            <text:p text:style-name="P8"><text:span text:style-name="T7">#FFFFFF</text:span></text:p>
          </draw:text-box>
        </draw:frame>
        <draw:frame draw:style-name="gr26" draw:text-style-name="P8" draw:layer="layout" svg:width="3.493cm" svg:height="0.878cm" svg:x="12.831cm" svg:y="20.262cm">
          <draw:text-box>
            <text:p text:style-name="P8"><text:span text:style-name="T7">#DDDDDD</text:span></text:p>
          </draw:text-box>
        </draw:frame>
        <draw:frame draw:style-name="gr27" draw:text-style-name="P8" draw:layer="layout" svg:width="4.011cm" svg:height="0.962cm" svg:x="6.731cm" svg:y="1.162cm">
          <draw:text-box>
            <text:p text:style-name="P8"><text:span text:style-name="T7">#CCCCCC</text:span></text:p>
          </draw:text-box>
        </draw:frame>
        <draw:frame draw:style-name="gr26" draw:text-style-name="P8" draw:layer="layout" svg:width="3.493cm" svg:height="0.878cm" svg:x="6.131cm" svg:y="20.262cm">
          <draw:text-box>
            <text:p text:style-name="P8"><text:span text:style-name="T7">#999999</text:span></text:p>
          </draw:text-box>
        </draw:frame>
        <draw:line draw:style-name="gr24" draw:text-style-name="P1" draw:layer="layout" svg:x1="27.352cm" svg:y1="10.525cm" svg:x2="26.082cm" svg:y2="9.572cm">
          <text:p/>
        </draw:line>
        <draw:line draw:style-name="gr24" draw:text-style-name="P1" draw:layer="layout" svg:x1="19.415cm" svg:y1="10.725cm" svg:x2="20.05cm" svg:y2="12.43cm">
          <text:p/>
        </draw:line>
        <draw:line draw:style-name="gr25" draw:text-style-name="P1" draw:layer="layout" svg:x1="26.082cm" svg:y1="9.572cm" svg:x2="25.447cm" svg:y2="9.572cm">
          <text:p/>
        </draw:line>
        <draw:ellipse draw:style-name="gr28" draw:text-style-name="P1" draw:layer="layout" svg:width="1.488cm" svg:height="1.287cm" svg:x="26.282cm" svg:y="10.09cm">
          <text:p/>
        </draw:ellipse>
        <draw:circle draw:style-name="gr28" draw:text-style-name="P1" draw:layer="layout" svg:width="1.27cm" svg:height="1.27cm" svg:x="18.462cm" svg:y="10.207cm">
          <text:p/>
        </draw:circle>
        <draw:line draw:style-name="gr25" draw:text-style-name="P1" draw:layer="layout" svg:x1="20.05cm" svg:y1="12.43cm" svg:x2="20.685cm" svg:y2="12.43cm">
          <text:p/>
        </draw:line>
        <draw:frame draw:style-name="gr26" draw:text-style-name="P8" draw:layer="layout" svg:width="3.493cm" svg:height="0.878cm" svg:x="20.601cm" svg:y="11.989cm">
          <draw:text-box>
            <text:p text:style-name="P8"><text:span text:style-name="T7">#808080</text:span></text:p>
          </draw:text-box>
        </draw:frame>
        <draw:frame draw:style-name="gr26" draw:text-style-name="P8" draw:layer="layout" svg:width="3.493cm" svg:height="0.878cm" svg:x="22.63cm" svg:y="9.162cm">
          <draw:text-box>
            <text:p text:style-name="P8"><text:span text:style-name="T7">#5D5D5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3cm" fo:page-height="2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Bostroem</meta:initial-creator>
    <meta:creation-date>2021-03-25T14:14:49</meta:creation-date>
    <dc:date>2021-05-12T14:44:12</dc:date>
    <dc:creator>Carl Bostroem</dc:creator>
    <meta:editing-duration>PT5H42M18S</meta:editing-duration>
    <meta:editing-cycles>27</meta:editing-cycles>
    <meta:generator>OpenOffice/4.1.8$Unix OpenOffice.org_project/418m3$Build-9803</meta:generator>
    <meta:document-statistic meta:object-count="81"/>
  </office:meta>
</office:document-meta>
</file>